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text:span text:style-name="T2">Design Specification</text:span></text:p>
      <text:p text:style-name="Standard"/>
      <text:p text:style-name="Standard"/>
      <text:p text:style-name="Standard">LED Matrix:</text:p>
      <text:list xml:id="list3742158462713322654" text:style-name="L1">
        <text:list-item>
          <text:p text:style-name="P2">Signle color matrix</text:p>
        </text:list-item>
        <text:list-item>
          <text:p text:style-name="P2">RED LED's 5mm LDD </text:p>
        </text:list-item>
        <text:list-item>
          <text:p text:style-name="P2">shift registers cascaded for columns</text:p>
        </text:list-item>
        <text:list-item>
          <text:p text:style-name="P2">Matrix dimension : <text:span text:style-name="T1">16x8</text:span>.</text:p>
        </text:list-item>
      </text:list>
      <text:p text:style-name="Standard"/>
      <text:p text:style-name="Standard">PS :</text:p>
      <text:list xml:id="list6706200841975249514" text:style-name="L2">
        <text:list-item>
          <text:p text:style-name="P3">Capacitive PS 5V – need to check current consumption </text:p>
        </text:list-item>
        <text:list-item>
          <text:p text:style-name="P3">Power on off switch.</text:p>
        </text:list-item>
        <text:list-item>
          <text:p text:style-name="P3">Reset switch.</text:p>
        </text:list-item>
        <text:list-item>
          <text:p text:style-name="P3">Supply consideration for BLE</text:p>
        </text:list-item>
      </text:list>
      <text:p text:style-name="Standard"/>
      <text:p text:style-name="Standard">MCU : </text:p>
      <text:list xml:id="list4777967996739011694" text:style-name="L3">
        <text:list-item>
          <text:p text:style-name="P4">Reset button</text:p>
        </text:list-item>
        <text:list-item>
          <text:p text:style-name="P4">Intensity dimming option</text:p>
        </text:list-item>
        <text:list-item>
          <text:p text:style-name="P4">BLE provision</text:p>
        </text:list-item>
        <text:list-item>
          <text:p text:style-name="P4">Atmega328P </text:p>
        </text:list-item>
      </text:list>
      <text:p text:style-name="Standard"/>
      <text:list xml:id="list33502819" text:continue-numbering="true" text:style-name="L3">
        <text:list-header>
          <text:p text:style-name="P4"/>
        </text:list-header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9M22S</meta:editing-duration>
    <meta:editing-cycles>7</meta:editing-cycles>
    <meta:generator>OpenOffice/4.1.5$Win32 OpenOffice.org_project/415m1$Build-9789</meta:generator>
    <dc:date>2019-07-21T13:30:28.45</dc:date>
    <dc:creator>Ashwini Kumar Gupta</dc:creator>
    <meta:document-statistic meta:table-count="0" meta:image-count="0" meta:object-count="0" meta:page-count="1" meta:paragraph-count="16" meta:word-count="63" meta:character-count="337"/>
    <meta:user-defined meta:name="Info 1"/>
    <meta:user-defined meta:name="Info 2"/>
    <meta:user-defined meta:name="Info 3"/>
    <meta:user-defined meta:name="Info 4"/>
  </office:meta>
</office:document-meta>
</file>